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A10000389A19147D90.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Figure">
      <style:paragraph-properties fo:text-align="start" style:justify-single-word="false"/>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Code">
      <style:text-properties officeooo:paragraph-rsid="001ca3cd"/>
    </style:style>
    <style:style style:name="P9" style:family="paragraph" style:parent-style-name="Chapter_20_Title" style:master-page-name="First_20_Page">
      <style:paragraph-properties style:page-number="auto"/>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agraph-properties fo:margin-top="0in" fo:margin-bottom="0.0835in" style:writing-mode="lr-tb"/>
    </style:style>
    <style:style style:name="P12" style:family="paragraph">
      <style:paragraph-properties fo:margin-top="0in" fo:margin-bottom="0in" style:writing-mode="lr-tb"/>
    </style:style>
    <style:style style:name="P13" style:family="paragraph">
      <style:paragraph-properties fo:margin-top="0.0835in" fo:margin-bottom="0in" style:writing-mode="lr-tb"/>
    </style:style>
    <style:style style:name="P14" style:family="paragraph">
      <style:paragraph-properties fo:margin-top="0.1945in" fo:margin-bottom="0.1945in" style:writing-mode="lr-tb"/>
    </style:style>
    <style:style style:name="P15" style:family="paragraph">
      <style:paragraph-properties style:writing-mode="lr-tb"/>
    </style:style>
    <style:style style:name="T1" style:family="text">
      <style:text-properties officeooo:rsid="001ca3cd"/>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fo:language="none" fo:country="none" style:font-name-complex="Times" text:display="true"/>
    </style:style>
    <style:style style:name="T9" style:family="text">
      <style:text-properties style:font-name="Times" fo:font-style="italic" style:language-asian="en" style:country-asian="US" style:font-style-asian="italic"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font-style="normal" fo:font-weight="bold" style:font-style-asian="normal" style:font-weight-asian="bold"/>
    </style:style>
    <style:style style:name="T12" style:family="text">
      <style:text-properties fo:font-style="italic" style:font-style-asian="italic"/>
    </style:style>
    <style:style style:name="T13" style:family="text">
      <style:text-properties style:font-name-asian="TheSansMonoConNormal"/>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Utopia-Italic" style:font-name-complex="Utopia-Italic"/>
    </style:style>
    <style:style style:name="T16" style:family="text">
      <style:text-properties style:font-name="Utopia-Bold" style:font-name-complex="Utopia-Bold"/>
    </style:style>
    <style:style style:name="T17" style:family="text">
      <style:text-properties style:font-name="TheSansMonoCondensed-Bold" style:font-name-complex="TheSansMonoCondensed-Bold"/>
    </style:style>
    <style:style style:name="T18" style:family="text">
      <style:text-properties officeooo:rsid="001ca3cd"/>
    </style:style>
    <style:style style:name="T19" style:family="text">
      <style:text-properties fo:color="#222222" style:font-name="Arial" fo:font-size="10pt" fo:language="en" fo:country="GB" style:font-name-asian="Times New Roman" style:font-size-asian="10pt" style:font-name-complex="Arial" style:font-size-complex="10pt" style:language-complex="ar" style:country-complex="SA"/>
    </style:style>
    <style:style style:name="T20" style:family="text">
      <style:text-properties fo:color="#222222" style:font-name="Arial" fo:font-size="9.5pt" fo:language="en" fo:country="GB" style:font-name-asian="Times New Roman" style:font-size-asian="9.5pt" style:font-name-complex="Arial" style:font-size-complex="9.5pt" style:language-complex="ar" style:country-complex="SA"/>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2" style:family="text">
      <style:text-properties fo:color="#222222" style:font-name="Times New Roman" fo:font-size="10pt" fo:language="none" fo:country="none" style:font-name-asian="Times New Roman" style:font-size-asian="10pt" style:font-name-complex="Times New Roman" style:font-size-complex="10pt" style:language-complex="ar" style:country-complex="SA"/>
    </style:style>
    <style:style style:name="T23" style:family="text">
      <style:text-properties fo:color="#0000ff" style:font-name="Consolas" fo:font-size="10pt" fo:language="none" fo:country="none" style:font-name-asian="Times New Roman" style:font-size-asian="10pt" style:font-name-complex="Consolas" style:font-size-complex="10pt" style:language-complex="ar" style:country-complex="SA"/>
    </style:style>
    <style:style style:name="T24" style:family="text">
      <style:text-properties fo:color="#222222" style:font-name="Consolas" fo:font-size="10pt" fo:language="none" fo:country="none" style:font-name-asian="Times New Roman" style:font-size-asian="10pt" style:font-name-complex="Consolas" style:font-size-complex="10pt" style:language-complex="ar" style:country-complex="SA"/>
    </style:style>
    <style:style style:name="T25" style:family="text">
      <style:text-properties fo:color="#2b91af" style:font-name="Consolas" fo:font-size="10pt" fo:language="none" fo:country="none" style:font-name-asian="Times New Roman" style:font-size-asian="10pt" style:font-name-complex="Consolas" style:font-size-complex="10pt" style:language-complex="ar" style:country-complex="SA"/>
    </style:style>
    <style:style style:name="T26" style:family="text">
      <style:text-properties fo:color="#808080" style:font-name="Consolas" fo:font-size="10pt" fo:language="none" fo:country="none" style:font-name-asian="Times New Roman" style:font-size-asian="10pt" style:font-name-complex="Consola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98832" text:id="ct94398832">
          <text:insertion>
            <office:change-info>
              <dc:creator>Ray Lischner</dc:creator>
              <dc:date>2013-09-29T21:07:00</dc:date>
            </office:change-info>
          </text:insertion>
        </text:changed-region>
        <text:changed-region xml:id="ct91742000" text:id="ct91742000">
          <text:insertion>
            <office:change-info>
              <dc:creator>Ray Lischner</dc:creator>
              <dc:date>2013-09-29T21:02:00</dc:date>
            </office:change-info>
          </text:insertion>
        </text:changed-region>
        <text:changed-region xml:id="ct93901760" text:id="ct93901760">
          <text:deletion>
            <office:change-info>
              <dc:creator>Ray Lischner</dc:creator>
              <dc:date>2013-09-29T21:02:00</dc:date>
            </office:change-info>
            <text:p text:style-name="Text_20_body">
<text:span text:style-name="T1">to</text:span>
</text:p>
          </text:deletion>
        </text:changed-region>
        <text:changed-region xml:id="ct74975488" text:id="ct74975488">
          <text:insertion>
            <office:change-info>
              <dc:creator>Ray Lischner</dc:creator>
              <dc:date>2013-09-29T21:02:00</dc:date>
            </office:change-info>
          </text:insertion>
        </text:changed-region>
        <text:changed-region xml:id="ct81716880" text:id="ct81716880">
          <text:insertion>
            <office:change-info>
              <dc:creator>Ray Lischner</dc:creator>
              <dc:date>2013-09-29T21:02:00</dc:date>
            </office:change-info>
          </text:insertion>
        </text:changed-region>
        <text:changed-region xml:id="ct91686800" text:id="ct91686800">
          <text:insertion>
            <office:change-info>
              <dc:creator>Ray Lischner</dc:creator>
              <dc:date>2013-09-29T21:01:00</dc:date>
            </office:change-info>
          </text:insertion>
        </text:changed-region>
        <text:changed-region xml:id="ct78026816" text:id="ct78026816">
          <text:insertion>
            <office:change-info>
              <dc:creator>Ray Lischner</dc:creator>
              <dc:date>2013-09-29T21:02:00</dc:date>
            </office:change-info>
          </text:insertion>
        </text:changed-region>
        <text:changed-region xml:id="ct81768272" text:id="ct81768272">
          <text:insertion>
            <office:change-info>
              <dc:creator>Ray Lischner</dc:creator>
              <dc:date>2013-09-29T21:03:00</dc:date>
            </office:change-info>
          </text:insertion>
        </text:changed-region>
        <text:changed-region xml:id="ct79665792" text:id="ct79665792">
          <text:insertion>
            <office:change-info>
              <dc:creator>Ray Lischner</dc:creator>
              <dc:date>2013-09-29T21:04:00</dc:date>
            </office:change-info>
          </text:insertion>
        </text:changed-region>
        <text:changed-region xml:id="ct94192064" text:id="ct94192064">
          <text:deletion>
            <office:change-info>
              <dc:creator>Ray Lischner</dc:creator>
              <dc:date>2013-09-29T21:04:00</dc:date>
            </office:change-info>
            <text:p text:style-name="Text_20_body">
<text:span text:style-name="T1">In that way, t</text:span>
</text:p>
          </text:deletion>
        </text:changed-region>
        <text:changed-region xml:id="ct80130432" text:id="ct80130432">
          <text:deletion>
            <office:change-info>
              <dc:creator>Ray Lischner</dc:creator>
              <dc:date>2013-09-29T21:05:00</dc:date>
            </office:change-info>
            <text:p text:style-name="Text_20_body">
<text:span text:style-name="T1">he</text:span>
</text:p>
          </text:deletion>
        </text:changed-region>
        <text:changed-region xml:id="ct79666080" text:id="ct79666080">
          <text:insertion>
            <office:change-info>
              <dc:creator>Ray Lischner</dc:creator>
              <dc:date>2013-09-29T21:05:00</dc:date>
            </office:change-info>
          </text:insertion>
        </text:changed-region>
        <text:changed-region xml:id="ct75061728" text:id="ct75061728">
          <text:deletion>
            <office:change-info>
              <dc:creator>Ray Lischner</dc:creator>
              <dc:date>2013-09-29T21:05:00</dc:date>
            </office:change-info>
            <text:p text:style-name="Text_20_body">s</text:p>
          </text:deletion>
        </text:changed-region>
        <text:changed-region xml:id="ct68742880" text:id="ct68742880">
          <text:deletion>
            <office:change-info>
              <dc:creator>Ray Lischner</dc:creator>
              <dc:date>2013-09-29T21:05:00</dc:date>
            </office:change-info>
            <text:p text:style-name="Text_20_body">you write </text:p>
          </text:deletion>
        </text:changed-region>
        <text:changed-region xml:id="ct94396960" text:id="ct94396960">
          <text:format-change>
            <office:change-info>
              <dc:creator>Ray Lischner</dc:creator>
              <dc:date>2013-09-29T21:06:00</dc:date>
            </office:change-info>
          </text:format-change>
        </text:changed-region>
        <text:changed-region xml:id="ct94399424" text:id="ct94399424">
          <text:format-change>
            <office:change-info>
              <dc:creator>Ray Lischner</dc:creator>
              <dc:date>2013-09-29T21:05:00</dc:date>
            </office:change-info>
          </text:format-change>
        </text:changed-region>
        <text:changed-region xml:id="ct97242400" text:id="ct97242400">
          <text:format-change>
            <office:change-info>
              <dc:creator>Ray Lischner</dc:creator>
              <dc:date>2013-09-29T21:08:00</dc:date>
            </office:change-info>
          </text:format-change>
        </text:changed-region>
        <text:changed-region xml:id="ct98883952" text:id="ct98883952">
          <text:format-change>
            <office:change-info>
              <dc:creator>Ray Lischner</dc:creator>
              <dc:date>2013-09-29T21: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ing Algorithms<text:span text:style-name="Comment_20_Reference"><text:span text:style-name="T7"><office:annotation><dc:creator>Stefan Turalski</dc:creator><dc:date>2013-09-13T22:13:00</dc:date><text:p text:style-name="P11"><text:span text:style-name="T19">A nice interoduction to algorithms, very ‘to the point’.</text:span></text:p><text:p text:style-name="P11"><text:span text:style-name="T19">I guess that we are going to see find, search, etc in other explorations. </text:span></text:p><text:p text:style-name="P11"><text:span text:style-name="T20"/></text:p><text:p text:style-name="P12"><text:span text:style-name="T19">Only couple of suggestions, nothing major really.</text:span></text:p><text:p text:style-name="P11"><text:span text:style-name="T21"/></text:p></office:annotation></text:span></text:span></text:p>
      <text:p text:style-name="Body_20_Text_20_First">So far, your use of the standard algorithms has been limited to a few calls to <text:span text:style-name="Code_20_Inline">copy</text:span>, the occasional use of <text:span text:style-name="Code_20_Inline">sort</text:span>, and so on. The main limitation has been that many of the more interesting algorithms require you to supply a function in order to do anything useful. This Exploration takes a look at these more advanced algorithms. In addition, we’ll revisit some of the algorithms you already know to show you how they too can be used in a more advanced manner.</text:p>
      <text:h text:style-name="Heading_20_1" text:outline-level="1">Transforming Data</text:h>
      <text:p text:style-name="Body_20_Text_20_First">Several programs that you’ve read and written have a common theme: copying a sequence of data, such as a <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 sequence.</text:p>
      <text:p text:style-name="Text_20_body">For example, recall Listing 10-5, which doubled all the values in an array. Listing 22-1 presents a new way to write this same program, but using <text:span text:style-name="Code_20_Inline">transform</text:span>.</text:p>
      <text:p text:style-name="Code_20_Caption"><text:span text:style-name="T11">Listing 22-1.</text:span> Calling <text:span text:style-name="Code_20_Inline"><text:span text:style-name="T12">transform</text:span></text:span> to Apply a Function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times_two(int i)</text:p>
      <text:p text:style-name="Code">{</text:p>
      <text:p text:style-name="Code"><text:span text:style-name="T13"><text:s text:c="2"/></text:span>return i * 2;</text:p>
      <text:p text:style-name="Code">}</text:p>
      <text:p text:style-name="Code"/>
      <text:p text:style-name="Code">int main()</text:p>
      <text:p text:style-name="Code">{</text:p>
      <text:p text:style-name="Code"><text:span text:style-name="T13"><text:s text:c="3"/></text:span>std::vector&lt;int&gt; data{};</text:p>
      <text:p text:style-name="Code"/>
      <text:p text:style-name="Code"><text:span text:style-name="T13"><text:s text:c="3"/></text:span>std::copy(std::istream_iterator&lt;int&gt;(std::cin),</text:p>
      <text:p text:style-name="Code"><text:span text:style-name="T13"><text:s text:c="13"/></text:span>std::istream_iterator&lt;int&gt;(),</text:p>
      <text:p text:style-name="Code"><text:span text:style-name="T13"><text:s text:c="13"/></text:span>std::back_inserter(data));</text:p>
      <text:p text:style-name="Code"/>
      <text:p text:style-name="Code"><text:soft-page-break/><text:span text:style-name="T13"><text:s text:c="3"/></text:span>std::transform(data.begin(), data.end(), data.begin(), times_two);</text:p>
      <text:p text:style-name="Code"/>
      <text:p text:style-name="Code"><text:span text:style-name="T13"><text:s text:c="3"/></text:span>std::copy(data.begin(), data.end(),</text:p>
      <text:p text:style-name="Code"><text:span text:style-name="T13"><text:s text:c="13"/></text:span>std::ostream_iterator&lt;int&gt;(std::cout, "\n"));</text:p>
      <text:p text:style-name="Code">}</text:p>
      <text:p text:style-name="Text_20_body">The <text:span text:style-name="Code_20_Inline">transform</text:span> function takes four arguments: <text:span text:style-name="Comment_20_Reference"><text:span text:style-name="T8"><office:annotation><dc:creator>Stefan Turalski</dc:creator><dc:date>2013-09-13T22:15:00</dc:date><text:p text:style-name="P11"><text:span text:style-name="T21">Only for the unary operation, for the binary operation we will take 5 arguments.</text:span></text:p><text:p text:style-name="P11"><text:span text:style-name="T21">Actually might be nice to quickly ask to explore the other one as well?</text:span></text:p></office:annotation></text:span></text:span>the first two specify the input range (as start and one-past-the-end iterators), the third argument is a write iterator, and the final argument is the name of a function.<text:change-start text:change-id="ct94398832"/> <text:span text:style-name="T1">Like other algorithms, </text:span><text:span text:style-name="Code_20_Inline"><text:span text:style-name="T1">transform</text:span></text:span><text:span text:style-name="T1"> is declared in the </text:span><text:span text:style-name="Code_20_Inline"><text:span text:style-name="T1">&lt;algorithm&gt;</text:span></text:span><text:span text:style-name="T1"> header.</text:span><text:change-end text:change-id="ct94398832"/></text:p>
      <text:p text:style-name="Text_20_body">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Text_20_body">Rewriting the word-counting program is a little harder. Recall from Listing 20-3 that the <text:span text:style-name="Code_20_Inline">sanitize</text:span> function transforms a string by removing non-letters and converting all uppercase letters to lowercase. The purpose of the C++ standard library is not to provide a zillion functions that cover all possible programming scenarios, but rather, to provide the tools you need to build your own functions with which you can solve your problems. Thus, you would search the standard library in vain for a single algorithm that copies, transforms, and filters. Instead, you can combine two standard functions: one that transforms and one that filters.</text:p>
      <text:p text:style-name="Text_20_body">A further complication, however, is that you know that the filtering and transforming functions will rely on a locale. Solve the problem for now by setting your chosen locale <text:change-start text:change-id="ct91742000"/><text:span text:style-name="T1">as the</text:span><text:change-end text:change-id="ct91742000"/><text:change text:change-id="ct93901760"/> global<text:change-start text:change-id="ct74975488"/> <text:span text:style-name="T1">locale</text:span><text:change-end text:change-id="ct74975488"/>. <text:change-start text:change-id="ct81716880"/><text:span text:style-name="T1">Do this by calling </text:span><text:change-end text:change-id="ct81716880"/><text:change-start text:change-id="ct91686800"/><text:span text:style-name="Code_20_Inline"><text:span text:style-name="T1">std::</text:span></text:span><text:change-end text:change-id="ct91686800"/><text:change-start text:change-id="ct78026816"/><text:span text:style-name="Code_20_Inline"><text:span text:style-name="T1">local::global</text:span></text:span><text:span text:style-name="T1">, and passing a locale object as the sole argument. </text:span><text:change-end text:change-id="ct78026816"/><text:change-start text:change-id="ct81768272"/><text:span text:style-name="T1">A </text:span><text:span text:style-name="Code_20_Inline"><text:span text:style-name="T1">std::locale</text:span></text:span><text:span text:style-name="T1"> object created with the default constructor uses the global locale, so after your program sets your chosen locale as the global locale, you can easily imbue a stream or otherwise access the chosen locale </text:span><text:change-end text:change-id="ct81768272"/><text:change-start text:change-id="ct79665792"/><text:span text:style-name="T1">by means of </text:span><text:span text:style-name="Code_20_Inline"><text:span text:style-name="T1">std::locale{}</text:span></text:span><text:span text:style-name="T1">.</text:span><text:change-end text:change-id="ct79665792"/><text:change text:change-id="ct94192064"/><text:change text:change-id="ct80130432"/><text:change-start text:change-id="ct79666080"/><text:span text:style-name="T1">Any</text:span><text:change-end text:change-id="ct79666080"/> function<text:change text:change-id="ct75061728"/> <text:change text:change-id="ct68742880"/>can use the global locale without needing to pass <text:span text:style-name="Code_20_Inline">locale</text:span> objects around. Listing 22-2 demonstrates how to rewrite Listing 20-3 to set the global locale to the native locale, and then to use the global locale in the rest of the program.</text:p>
      <text:p text:style-name="Code_20_Caption"><text:span text:style-name="T11">Listing 22-2.</text:span> New <text:span text:style-name="Code_20_Inline"><text:span text:style-name="T12">main</text:span></text:span> Function That Sets the Global Locale</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Code">typedef std::map&lt;std::string, int&gt; count_map; <text:s/>///&lt; Map words to counts</text:p>
      <text:p text:style-name="Code">typedef count_map::value_type <text:s text:c="5"/>count_pair; ///&lt; pair of a word and a count</text:p>
      <text:p text:style-name="Code">typedef std::string::size_type <text:s text:c="4"/>str_size; <text:s text:c="2"/>///&lt; String size type</text:p>
      <text:p text:style-name="Code"/>
      <text:p text:style-name="Code">/** Initialize the I/O streams by imbuing them with</text:p>
      <text:p text:style-name="Code"><text:span text:style-name="T13"><text:s/></text:span>* the global locale. Use this function to imbue the streams</text:p>
      <text:p text:style-name="Code"><text:span text:style-name="T13"><text:s/></text:span>* with the native locale. C++ initially imbues streams with</text:p>
      <text:p text:style-name="Code"><text:span text:style-name="T13"><text:s/></text:span>* the classic locale.</text:p>
      <text:p text:style-name="Code"><text:soft-page-break/><text:span text:style-name="T13"><text:s/></text:span>*/</text:p>
      <text:p text:style-name="Code">
<text:span text:style-name="Code_20_Bold">
<text:span text:style-name="T5">void initialize_streams()</text:span>
</text:span>
</text:p>
      <text:p text:style-name="Code">
<text:span text:style-name="Code_20_Bold">{</text:span>
</text:p>
      <text:p text:style-name="Code">
<text:span text:style-name="Code_20_Bold">
<text:span text:style-name="T6">
<text:s text:c="2"/>
</text:span>
</text:span>
<text:span text:style-name="Code_20_Bold">
<text:span text:style-name="T5">std::cin.imbue(std::locale{});</text:span>
</text:span>
</text:p>
      <text:p text:style-name="Code">
<text:span text:style-name="Code_20_Bold">
<text:span text:style-name="T6">
<text:s text:c="2"/>
</text:span>
</text:span>
<text:span text:style-name="Code_20_Bold">
<text:span text:style-name="T5">std::cout.imbue(std::locale{});</text:span>
</text:span>
</text:p>
      <text:p text:style-name="Code">
<text:span text:style-name="Code_20_Bold">
<text:span text:style-name="T5">}</text:span>
</text:span>
</text:p>
      <text:p text:style-name="Code"/>
      <text:p text:style-name="Code">/** Find the longest key in a map.</text:p>
      <text:p text:style-name="Code"><text:span text:style-name="T13"><text:s/></text:span>* @param map the map to search</text:p>
      <text:p text:style-name="Code"><text:span text:style-name="T13"><text:s/></text:span>* @returns the size of the longest key in @p map</text:p>
      <text:p text:style-name="Code"><text:span text:style-name="T13"><text:s/></text:span>*/</text:p>
      <text:p text:style-name="Code">str_size get_longest_key(count_map const&amp; map)</text:p>
      <text:p text:style-name="Code">{</text:p>
      <text:p text:style-name="Code"><text:span text:style-name="T13"><text:s text:c="2"/></text:span>str_size result{0};</text:p>
      <text:p text:style-name="Code"><text:span text:style-name="T13"><text:s text:c="2"/></text:span>for (auto pair : map)</text:p>
      <text:p text:style-name="Code"><text:span text:style-name="T13"><text:s text:c="4"/></text:span>if (pair.first.size() &gt; result)</text:p>
      <text:p text:style-name="Code"><text:span text:style-name="T13"><text:s text:c="6"/></text:span>result = pair.first.size();</text:p>
      <text:p text:style-name="Code"><text:span text:style-name="T13"><text:s text:c="2"/></text:span>return result;</text:p>
      <text:p text:style-name="Code">}</text:p>
      <text:p text:style-name="Code"/>
      <text:p text:style-name="Code">/** Print the word, count, newline. Keep the columns neatly aligned.</text:p>
      <text:p text:style-name="Code"><text:span text:style-name="T13"><text:s/></text:span>* Rather than the tedious operation of measuring the magnitude of all</text:p>
      <text:p text:style-name="Code"><text:span text:style-name="T13"><text:s/></text:span>* the counts and then determining the necessary number of columns, just</text:p>
      <text:p text:style-name="Code"><text:span text:style-name="T13"><text:s/></text:span>* use a sufficiently large value for the counts column.</text:p>
      <text:p text:style-name="Code"><text:span text:style-name="T13"><text:s/></text:span>* @param pair a word/count pair</text:p>
      <text:p text:style-name="Code"><text:span text:style-name="T13"><text:s/></text:span>* @param longest the size of the longest key; pad all keys to this size</text:p>
      <text:p text:style-name="Code"><text:span text:style-name="T13"><text:s/></text:span>*/</text:p>
      <text:p text:style-name="Code">void print_pair(count_pair const&amp; pair, str_size longest)</text:p>
      <text:p text:style-name="Code">{</text:p>
      <text:p text:style-name="Code"><text:span text:style-name="T13"><text:s text:c="2"/></text:span>int const count_size{10}; // Number of places for printing the count</text:p>
      <text:p text:style-name="Code"><text:span text:style-name="T13"><text:s text:c="2"/></text:span>std::cout &lt;&lt; std::setw(longest) <text:s text:c="3"/>&lt;&lt; std::left <text:s/>&lt;&lt; pair.first &lt;&lt;</text:p>
      <text:p text:style-name="Code"><text:span text:style-name="T13"><text:s text:c="15"/></text:span>std::setw(count_size) &lt;&lt; std::right &lt;&lt; pair.second &lt;&lt; '\n';</text:p>
      <text:p text:style-name="Code">}</text:p>
      <text:p text:style-name="Code"/>
      <text:p text:style-name="Code">/** Print the results in neat columns.</text:p>
      <text:p text:style-name="Code"><text:span text:style-name="T13"><text:s/></text:span>* @param counts the map of all the counts</text:p>
      <text:p text:style-name="Code"><text:span text:style-name="T13"><text:s/></text:span>*/</text:p>
      <text:p text:style-name="Code">void print_counts(count_map counts)</text:p>
      <text:p text:style-name="Code">{</text:p>
      <text:p text:style-name="Code"><text:span text:style-name="T13"><text:s text:c="2"/></text:span>str_size longest{get_longest_key(counts)};</text:p>
      <text:p text:style-name="P5">
<text:s text:c="2"/>
</text:p>
      <text:p text:style-name="Code"><text:span text:style-name="T13"><text:s text:c="2"/></text:span>// For each word/count pair...</text:p>
      <text:p text:style-name="Code"><text:span text:style-name="T13"><text:s text:c="2"/></text:span>for (count_pair pair: counts)</text:p>
      <text:p text:style-name="Code"><text:span text:style-name="T13"><text:s text:c="4"/></text:span>print_pair(pair, longest);</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
<text:span text:style-name="Strong_20_Emphasis">std::string sanitize(std::string const&amp; str)</text:span>
</text:p>
      <text:p text:style-name="Code">{</text:p>
      <text:p text:style-name="Code"><text:span text:style-name="T13"><text:s text:c="2"/></text:span>std::string result{};</text:p>
      <text:p text:style-name="Code"><text:span text:style-name="T13"><text:s text:c="2"/></text:span>for (char c : str)</text:p>
      <text:p text:style-name="Code">
<text:span text:style-name="T6">
<text:s text:c="4"/>
</text:span>
<text:span text:style-name="Strong_20_Emphasis">if (std::isalnum(c, std::locale{}))</text:span>
</text:p>
      <text:p text:style-name="Code">
<text:span text:style-name="T6">
<text:s text:c="5"/>
</text:span>
<text:span text:style-name="Strong_20_Emphasis">
<text:span text:style-name="T13">
<text:s/>
</text:span>
</text:span>
<text:span text:style-name="Strong_20_Emphasis">result.push_back(std::tolower(c, std::locale{}));</text:span>
</text:p>
      <text:p text:style-name="Code"><text:span text:style-name="T13"><text:s text:c="2"/></text:span>return result;</text:p>
      <text:p text:style-name="Code"><text:soft-page-break/>}</text:p>
      <text:p text:style-name="Code"/>
      <text:p text:style-name="Code">/** Main program to count unique words in the standard input. */</text:p>
      <text:p text:style-name="Code">int main()</text:p>
      <text:p text:style-name="Code">{</text:p>
      <text:p text:style-name="Code"><text:span text:style-name="T13"><text:s text:c="2"/></text:span>// Set the global locale to the native locale.</text:p>
      <text:p text:style-name="Code">
<text:span text:style-name="Code_20_Bold">
<text:span text:style-name="T6">
<text:s text:c="2"/>
</text:span>
</text:span>
<text:span text:style-name="Code_20_Bold">
<text:span text:style-name="T5">std::locale::global(std::locale{""});</text:span>
</text:span>
</text:p>
      <text:p text:style-name="Code">
<text:span text:style-name="Code_20_Bold">
<text:span text:style-name="T6">
<text:s text:c="2"/>
</text:span>
</text:span>
<text:span text:style-name="Code_20_Bold">
<text:span text:style-name="T5">initialize_streams();</text:span>
</text:span>
</text:p>
      <text:p text:style-name="Code"/>
      <text:p text:style-name="Code"><text:span text:style-name="T13"><text:s text:c="2"/></text:span>count_map counts{};</text:p>
      <text:p text:style-name="Code"/>
      <text:p text:style-name="Code"><text:span text:style-name="T13"><text:s text:c="2"/></text:span>// Read words from the standard input and count the number of times</text:p>
      <text:p text:style-name="Code"><text:span text:style-name="T13"><text:s text:c="2"/></text:span>// each word occurs.</text:p>
      <text:p text:style-name="Code"><text:span text:style-name="T13"><text:s text:c="2"/></text:span>std::string word{};</text:p>
      <text:p text:style-name="Code"><text:span text:style-name="T13"><text:s text:c="2"/></text:span>while (std::cin &gt;&gt; word)</text:p>
      <text:p text:style-name="Code"><text:span text:style-name="T13"><text:s text:c="2"/></text:span>{</text:p>
      <text:p text:style-name="Code">
<text:span text:style-name="Code_20_Bold">
<text:span text:style-name="T6">
<text:s text:c="4"/>
</text:span>
</text:span>
<text:span text:style-name="Code_20_Bold">
<text:span text:style-name="T5">std::string copy{sanitize(word)};</text:span>
</text:span>
</text:p>
      <text:p text:style-name="Code"/>
      <text:p text:style-name="Code"><text:span text:style-name="T13"><text:s text:c="4"/></text:span>// The "word" might be all punctuation, so the copy would be empty.</text:p>
      <text:p text:style-name="Code"><text:span text:style-name="T13"><text:s text:c="4"/></text:span>// Don't count empty strings.</text:p>
      <text:p text:style-name="Code"><text:span text:style-name="T13"><text:s text:c="4"/></text:span>if (not copy.empty())</text:p>
      <text:p text:style-name="Code"><text:span text:style-name="T13"><text:s text:c="6"/></text:span>++counts[copy];</text:p>
      <text:p text:style-name="Code"><text:span text:style-name="T13"><text:s text:c="2"/></text:span>}</text:p>
      <text:p text:style-name="Code"/>
      <text:p text:style-name="Code"><text:span text:style-name="T13"><text:s text:c="2"/></text:span>print_counts(counts);</text:p>
      <text:p text:style-name="Code">}</text:p>
      <text:p text:style-name="Text_20_body">Now it’s time to rewrite the <text:span text:style-name="Code_20_Inline">sanitize</text:span> function to take advantage of algorithms. Use <text:span text:style-name="Code_20_Inline">transform</text:span> to convert characters to lowercase. Use <text:span text:style-name="Code_20_Inline">remove_if</text:span> to get rid of non-alphabetic characters from the string. The <text:span text:style-name="Code_20_Inline">remove_if</text:span> algorithm calls a function for each element of a sequence. If the function returns true, <text:span text:style-name="Code_20_Inline">remove_if</text:span> eliminates that element from the sequence—well, it kind of does.</text:p>
      <text:p text:style-name="Text_20_body">One curious side effect of how iterators work in C++ is that the <text:span text:style-name="Code_20_Inline">remove_if</text:span> function does not actually erase anything from the sequence. Instead, it rearranges the elements and returns an iterator that points to the position one past the end of the elements to be preserved. You can then call the <text:span text:style-name="Code_20_Inline">erase</text:span> member function to delete the elements that were removed, or you can make sure your function keeps track of the new logical end of the sequence.</text:p>
      <text:p text:style-name="Text_20_body">Figure 22-1 illustrates how <text:span text:style-name="Code_20_Inline">remove_if</text:span> works with a <text:change-start text:change-id="ct94396960"/><text:span text:style-name="Emphasis"><text:span text:style-name="T15">before</text:span></text:span><text:change-end text:change-id="ct94396960"/> and <text:change-start text:change-id="ct94399424"/><text:span text:style-name="Emphasis"><text:span text:style-name="T15">after</text:span></text:span><text:change-end text:change-id="ct94399424"/> view of a string. Notice how the <text:span text:style-name="Code_20_Inline">remove_if</text:span> function does not alter the size of the string, but the characters after the new end are not meaningful. They are junk.</text:p>
      <text:p text:style-name="P6">
<text:soft-page-break/>
<draw:frame draw:style-name="fr1" draw:name="Picture 1" text:anchor-type="as-char" svg:y="0in" svg:width="4.5398in" svg:height="3.1228in" draw:z-index="1">
<draw:image xlink:href="Pictures/20000009000052A10000389A19147D90.wmf" xlink:type="simple" xlink:show="embed" xlink:actuate="onLoad"/>
</draw:frame>
</text:p>
      <text:p text:style-name="P7"/>
      <text:p text:style-name="Figure_20_Caption"><text:span text:style-name="T11">Figure 22-1.</text:span> Removing elements from a sequence</text:p>
      <text:p text:style-name="Text_20_body">Take a look at Listing 22-3 to see how <text:span text:style-name="Code_20_Inline">remove_if</text:span> works in code.</text:p>
      <text:p text:style-name="Code_20_Caption"><text:span text:style-name="T11">Listing 22-3.</text:span> Sanitizing <text:span text:style-name="Comment_20_Reference"><text:span text:style-name="T9"><office:annotation><dc:creator>Stefan Turalski</dc:creator><dc:date>2013-09-13T22:15:00</dc:date><text:p text:style-name="P11"><text:span text:style-name="T21">Might be nice to repeat that #include &lt;algorithm&gt; is required</text:span></text:p></office:annotation></text:span></text:span>a String by Transforming It</text:p>
      <text:p text:style-name="P8">/** Test for non-letter.</text:p>
      <text:p text:style-name="Code"><text:span text:style-name="T13"><text:s/></text:span>* @param ch the character to test</text:p>
      <text:p text:style-name="Code"><text:span text:style-name="T13"><text:s/></text:span>* @return true if @p ch is not a character that makes up a word</text:p>
      <text:p text:style-name="Code"><text:span text:style-name="T13"><text:s/></text:span>*/</text:p>
      <text:p text:style-name="Code">bool non_letter(char ch)</text:p>
      <text:p text:style-name="Code">{</text:p>
      <text:p text:style-name="Code"><text:span text:style-name="T13"><text:s text:c="2"/></text:span>return not std::isalnum(ch, std::locale());</text:p>
      <text:p text:style-name="Code">}</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Sanitize a string by keeping only alphabetic characters.</text:p>
      <text:p text:style-name="Code"><text:span text:style-name="T13"><text:s/></text:span>* @param str the original string</text:p>
      <text:p text:style-name="Code"><text:span text:style-name="T13"><text:s/></text:span>* @return a santized copy of the string</text:p>
      <text:p text:style-name="Code"><text:span text:style-name="T13"><text:s/></text:span>*/</text:p>
      <text:p text:style-name="Code"><text:soft-page-break/>std::string sanitize(std::string str)</text:p>
      <text:p text:style-name="Code">{</text:p>
      <text:p text:style-name="Code"><text:span text:style-name="T13"><text:s text:c="2"/></text:span>// Remove all non-letters from the string, and then erase them.</text:p>
      <text:p text:style-name="Code"><text:span text:style-name="T13"><text:s text:c="2"/></text:span>str.erase(std::remove_if(str.begin(), str.end(), non_letter),</text:p>
      <text:p text:style-name="Code"><text:span text:style-name="T13"><text:s text:c="12"/></text:span>str.end());</text:p>
      <text:p text:style-name="Code"/>
      <text:p text:style-name="Code"><text:span text:style-name="T13"><text:s text:c="2"/></text:span>// Convert the remnants of the string to lowercase.</text:p>
      <text:p text:style-name="Code"><text:span text:style-name="T13"><text:s text:c="2"/></text:span>std::transform(str.begin(), str.end(), str.begin(), lowercase);</text:p>
      <text:p text:style-name="Code"/>
      <text:p text:style-name="Code"><text:span text:style-name="T13"><text:s text:c="2"/></text:span>return str;</text:p>
      <text:p text:style-name="Code">}</text:p>
      <text:p text:style-name="Text_20_body">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Text_20_body">The remove/erase idiom is common in C++, so you should get used to seeing it. The standard library has several remove-like functions, all of which work the same way. It takes a little while to get used to this approach, but once you do, you will find it quite easy to use.</text:p>
      <text:h text:style-name="Heading_20_1" text:outline-level="1">Predicates</text:h>
      <text:p text:style-name="Body_20_Text_20_First">The <text:span text:style-name="Code_20_Inline">non_letter</text:span> function is an example of a <text:change-start text:change-id="ct97242400"/><text:span text:style-name="Emphasis"><text:span text:style-name="T15">predicate</text:span></text:span><text:change-end text:change-id="ct97242400"/><text:span text:style-name="T14">.</text:span> A predicate is a function that returns a <text:span text:style-name="Code_20_Inline">bool</text:span> result. These functions have many uses in the standard library.</text:p>
      <text:p text:style-name="Text_20_body">For example, the <text:span text:style-name="Code_20_Inline">sort</text:span> function sorts values in ascending order. What if you wanted to sort data in descending order? The <text:span text:style-name="Code_20_Inline">sort</text:span> function lets you provide a predicate to compare items. The ordering predicate (call it <text:span text:style-name="Code_20_Inline">pred</text:span>) must meet the following qualifications:</text:p>
      <text:list xml:id="list8511882668835137597" text:style-name="WW8Num2">
        <text:list-item>
          <text:p text:style-name="P10"><text:span text:style-name="Code_20_Inline">pred(a,</text:span><text:span text:style-name="Code_20_Inline">a)</text:span> must be <text:span text:style-name="Code_20_Inline">false</text:span> (a common error is to implement <text:span text:style-name="Code_20_Inline">&lt;=</text:span> instead of <text:span text:style-name="Code_20_Inline">&lt;</text:span>, which violates this requirement)</text:p>
        </text:list-item>
        <text:list-item>
          <text:p text:style-name="P10">If <text:span text:style-name="Code_20_Inline">pred(a,</text:span> <text:span text:style-name="Code_20_Inline">b)</text:span> is <text:span text:style-name="Code_20_Inline">true</text:span>, and <text:span text:style-name="Code_20_Inline">pred(b,</text:span> <text:span text:style-name="Code_20_Inline">c)</text:span> is <text:span text:style-name="Code_20_Inline">true</text:span>, then <text:span text:style-name="Code_20_Inline">pred(a,</text:span> <text:span text:style-name="Code_20_Inline">c)</text:span> must also be <text:span text:style-name="Code_20_Inline">true</text:span></text:p>
        </text:list-item>
        <text:list-item>
          <text:p text:style-name="P10">The parameter types must match the element type to be sorted</text:p>
        </text:list-item>
        <text:list-item>
          <text:p text:style-name="P10">The return type must be <text:span text:style-name="Code_20_Inline">bool</text:span> or something that C++ can convert automatically to <text:span text:style-name="Code_20_Inline">bool</text:span></text:p>
        </text:list-item>
      </text:list>
      <text:p text:style-name="Text_20_body">If you don’t provide a predicate, <text:span text:style-name="Code_20_Inline">sort</text:span> uses the <text:span text:style-name="Code_20_Inline">&lt;</text:span> operator as the default.</text:p>
      <text:p text:style-name="Text_20_body">
<text:span text:style-name="Strong_20_Emphasis">Write a predicate to compare two integers for sorting in descending order.</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rite a program to test your function. <text:span text:style-name="Strong_20_Emphasis"><text:span text:style-name="T16">Did it work?</text:span></text:span><text:span text:style-name="Strong_20_Emphasis"> </text:span>________________</text:p>
      <text:p text:style-name="Text_20_body">Compare your solution with Listing 22-4.</text:p>
      <text:p text:style-name="Code_20_Caption"><text:span text:style-name="T11">Listing 22-4.</text:span> Sorting into Descending Order</text:p>
      <text:p text:style-name="Code">#include &lt;algorithm&gt;</text:p>
      <text:p text:style-name="Code">#include &lt;iostream&gt;</text:p>
      <text:p text:style-name="Code">#include &lt;iterator&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3"><text:s text:c="2"/></text:span>return a &gt; b;</text:p>
      <text:p text:style-name="Code">}</text:p>
      <text:p text:style-name="Code"/>
      <text:p text:style-name="Code">int main()</text:p>
      <text:p text:style-name="Code">{</text:p>
      <text:p text:style-name="Code"><text:span text:style-name="T13"><text:s text:c="2"/></text:span>std::vector&lt;int&gt; data{};</text:p>
      <text:p text:style-name="Code"><text:span text:style-name="T13"><text:s text:c="2"/></text:span>data.insert(data.begin(), std::istream_iterator&lt;int&gt;(std::cin),</text:p>
      <text:p text:style-name="Code"><text:span text:style-name="T13"><text:s text:c="28"/></text:span>std::istream_iterator&lt;int&gt;());</text:p>
      <text:p text:style-name="Code"/>
      <text:p text:style-name="Code"><text:span text:style-name="T13"><text:s text:c="2"/></text:span>std::sort(data.begin(), data.end(), descending);</text:p>
      <text:p text:style-name="Code"/>
      <text:p text:style-name="Code"><text:span text:style-name="T13"><text:s text:c="2"/></text:span>std::copy(data.begin(), data.end(), std::ostream_iterator&lt;int&gt;(std::cout, "\n"));</text:p>
      <text:p text:style-name="Code">}</text:p>
      <text:p text:style-name="Text_20_body">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 13) use the <text:span text:style-name="Code_20_Inline">&lt;</text:span> operator to perform a binary search.</text:p>
      <text:p text:style-name="Text_20_body">The standard library even uses <text:span text:style-name="Code_20_Inline">&lt;</text:span> to compare objects for equality when dealing with ordered values, such as a map or a binary search. (Algorithms and containers that are not inherently ordered use <text:span text:style-name="Code_20_Inline">==</text:span> to determine when two objects are equal.) To test if two items, <text:span text:style-name="Code_20_Inline">a</text:span> and <text:span text:style-name="Code_20_Inline">b</text:span>, are the same, these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in C++ terms, <text:change-start text:change-id="ct98883952"/><text:span text:style-name="Emphasis"><text:span text:style-name="T15">equivalent</text:span></text:span><text:change-end text:change-id="ct98883952"/><text:span text:style-name="T14">.</text:span> If you supply a comparison predicate (<text:span text:style-name="Code_20_Inline">pred</text:span>), the library considers <text:span text:style-name="Code_20_Inline">a</text:span> and <text:span text:style-name="Code_20_Inline">b</text:span> to be equivalent if <text:span text:style-name="Code_20_Inline">pred(a,</text:span> <text:span text:style-name="Code_20_Inline">b)</text:span> is <text:span text:style-name="Code_20_Inline">false</text:span> and <text:span text:style-name="Code_20_Inline">pred(b,</text:span> <text:span text:style-name="Code_20_Inline">a)</text:span> is <text:span text:style-name="Code_20_Inline">false</text:span>.</text:p>
      <text:p text:style-name="Text_20_body">
<text:span text:style-name="Strong_20_Emphasis">Modify your descending-sort program (or Listing 22-4) to use </text:span>
<text:span text:style-name="Strong_20_Emphasis">
<text:span text:style-name="T17">==</text:span>
</text:span>
<text:span text:style-name="Strong_20_Emphasis"> as the comparison operator. What do you expect to happen?</text:span>
</text:p>
      <text:p text:style-name="Unnumbered_20_List"><text:soft-page-break/>_____________________________________________________________</text:p>
      <text:p text:style-name="Unnumbered_20_List">_____________________________________________________________</text:p>
      <text:p text:style-name="Text_20_body">Run the new program with a variety of inputs. <text:span text:style-name="Strong_20_Emphasis"><text:span text:style-name="T16">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6">Were you correct?</text:span></text:span> ________________</text:p>
      <text:p text:style-name="Text_20_body">The equivalence test is broken because <text:span text:style-name="Code_20_Inline">descending(a,a)</text:span> is <text:span text:style-name="Code_20_Inline">true</text:span>, not <text:span text:style-name="Code_20_Inline">false</text:span>. Because the predicate does not work properly, <text:span text:style-name="Code_20_Inline">sort</text:span> is not guaranteed to work properly, or at all. The results are undefined. Whenever you write a predicate, be sure the comparison is strict (that is, you can write a valid equivalence test) and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ext:span text:style-name="Code_20_Inline">true</text:span>).</text:p>
      <text:h text:style-name="Heading_20_1" text:outline-level="1">Other Algorithms</text:h>
      <text:p text:style-name="Body_20_Text_20_First">The standard library contains too many useful algorithms to cover in this book, but I’ll take a few moments in this section to introduce you to at least some of them. Refer to a comprehensive language reference to learn about the other algorithms.</text:p>
      <text:p text:style-name="Text_20_body">Let’s explore algorithms by looking for palindromes. A palindrome is a word or phrase that reads the same forward and backward, ignoring punctuation, such as:</text:p>
      <text:p text:style-name="Quote">Madam, I’m Adam.</text:p>
      <text:p text:style-name="Text_20_body">The program reads one line of text at a time by calling the <text:span text:style-name="Code_20_Inline">getline</text:span> function. This function reads from an input stream into a string, stopping when it reads a delimiter character. The default delimiter is <text:span text:style-name="Code_20_Inline">'\n'</text:span>, so it reads one line of text. It does not skip over initial or trailing white space.</text:p>
      <text:p text:style-name="Text_20_body">The first step is to remove non-letter characters, but you already know how to do that.</text:p>
      <text:p text:style-name="Text_20_body">The next step is to test whether the resulting string is a palindrome. The <text:span text:style-name="Code_20_Inline">reverse</text:span> function transposes the order of elements in a range, such as characters in a string.</text:p>
      <text:p text:style-name="Text_20_body">The <text:span text:style-name="Code_20_Inline">equal</text:span> function compares two sequences to determine whether they are the same.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s them.</text:p>
      <text:p text:style-name="Text_20_body"><text:soft-page-break/>Go ahead. <text:span text:style-name="Strong_20_Emphasis"><text:span text:style-name="T16">Write the program.</text:span></text:span> A simple web search should deliver up some juicy palindromes with which to test your program. If you don’t have access to the web, try the following:</text:p>
      <text:p text:style-name="Unnumbered_20_List">Eve</text:p>
      <text:p text:style-name="Unnumbered_20_List">Deed</text:p>
      <text:p text:style-name="Unnumbered_20_List">Hannah</text:p>
      <text:p text:style-name="Unnumbered_20_List">Leon saw I was Noel</text:p>
      <text:p text:style-name="Text_20_body">If you need some hints, here are my recommendations:</text:p>
      <text:list xml:id="list990387804" text:continue-numbering="true" text:style-name="WW8Num2">
        <text:list-item>
          <text:p text:style-name="P10">Write a function called <text:span text:style-name="Code_20_Inline">is_palindrome</text:span> that takes a string as a parameter and returns a <text:span text:style-name="Code_20_Inline">bool</text:span>.</text:p>
        </text:list-item>
        <text:list-item>
          <text:p text:style-name="P10">This function uses the <text:span text:style-name="Code_20_Inline">remove_if</text:span> function to clean up the string.</text:p>
        </text:list-item>
        <text:list-item>
          <text:p text:style-name="P10">There’s no need to erase the removed elements, however. Instead, save the end iterator returned by <text:span text:style-name="Code_20_Inline">remove_if</text:span> and use that instead of <text:span text:style-name="Code_20_Inline">str.end()</text:span>.</text:p>
        </text:list-item>
        <text:list-item>
          <text:p text:style-name="P10">Define a new string, <text:span text:style-name="Code_20_Inline">rev</text:span>, which is a copy of the sanitized string. Copy only the desired part of the test string by taking only up to the iterator that was returned from <text:span text:style-name="Code_20_Inline">remove_if</text:span>.</text:p>
        </text:list-item>
        <text:list-item>
          <text:p text:style-name="P10">Next, call <text:span text:style-name="Code_20_Inline">reverse</text:span>.</text:p>
        </text:list-item>
        <text:list-item>
          <text:p text:style-name="P10">Write a predicate, <text:span text:style-name="Code_20_Inline">is_same_char</text:span>, to compare two characters after converting them both to uppercase and then to lowercase.</text:p>
        </text:list-item>
        <text:list-item>
          <text:p text:style-name="P10">Call the <text:span text:style-name="Code_20_Inline">equal</text:span> function with <text:span text:style-name="Code_20_Inline">same_char</text:span> as its predicate to compare the original string with the reversed copy.</text:p>
        </text:list-item>
        <text:list-item>
          <text:p text:style-name="P10">The <text:span text:style-name="Code_20_Inline">main</text:span> program sets the global locale to the native locale, and imbues the input and output streams with the new global locale.</text:p>
        </text:list-item>
        <text:list-item>
          <text:p text:style-name="P10">The main program calls <text:span text:style-name="Code_20_Inline">getline(std::cin,</text:span> <text:span text:style-name="Code_20_Inline">line)</text:span> until the function returns <text:span text:style-name="Code_20_Inline">false</text:span> (meaning error or end-of-file) then calls <text:span text:style-name="Code_20_Inline">is_palindrome</text:span> for each line.</text:p>
        </text:list-item>
      </text:list>
      <text:p text:style-name="Text_20_body">Listing 22-5 shows my version of the completed program.</text:p>
      <text:p text:style-name="Code_20_Caption">Listing 22-5. Testing for Palindromes</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13"><text:s/></text:span>* @param ch the character to test</text:p>
      <text:p text:style-name="Code"><text:span text:style-name="T13"><text:s/></text:span>* @return true if @p ch is not a letter</text:p>
      <text:p text:style-name="Code"><text:span text:style-name="T13"><text:s/></text:span>*/</text:p>
      <text:p text:style-name="Code">bool non_letter(char ch)</text:p>
      <text:p text:style-name="Code">{</text:p>
      <text:p text:style-name="Code"><text:span text:style-name="T13"><text:s text:c="2"/></text:span>return not std::isalpha(ch, std::locale());</text:p>
      <text:p text:style-name="Code"><text:soft-page-break/>}</text:p>
      <text:p text:style-name="Code"/>
      <text:p text:style-name="Code">/** Convert to lowercase.</text:p>
      <text:p text:style-name="Code"><text:span text:style-name="T13"><text:s/></text:span>* Use a canonical form by converting to uppercase first,</text:p>
      <text:p text:style-name="Code"><text:span text:style-name="T13"><text:s/></text:span>* and then to lowercase.</text:p>
      <text:p text:style-name="Code"><text:span text:style-name="T13"><text:s/></text:span>* @param ch the character to test</text:p>
      <text:p text:style-name="Code"><text:span text:style-name="T13"><text:s/></text:span>* @return the character converted to lowercase</text:p>
      <text:p text:style-name="Code"><text:span text:style-name="T13"><text:s/></text:span>*/</text:p>
      <text:p text:style-name="Code">char lowercase(char ch)</text:p>
      <text:p text:style-name="Code">{</text:p>
      <text:p text:style-name="Code"><text:span text:style-name="T13"><text:s text:c="2"/></text:span>return std::tolower(ch, std::locale());</text:p>
      <text:p text:style-name="Code">}</text:p>
      <text:p text:style-name="Code"/>
      <text:p text:style-name="Code">/** Compare two characters without regard to case. */</text:p>
      <text:p text:style-name="Code">bool is_same_char(char a, char b)</text:p>
      <text:p text:style-name="Code">{</text:p>
      <text:p text:style-name="Code"><text:span text:style-name="T13"><text:s text:c="2"/></text:span>return lowercase(a) == lowercase(b);</text:p>
      <text:p text:style-name="Code">}</text:p>
      <text:p text:style-name="Code"/>
      <text:p text:style-name="Code">/** Determine whether @p str is a palindrome.</text:p>
      <text:p text:style-name="Code"><text:span text:style-name="T13"><text:s/></text:span>* Only letter characters are tested. Spaces and punctuation don't count.</text:p>
      <text:p text:style-name="Code"><text:span text:style-name="T13"><text:s/></text:span>* Empty strings are not palindromes because that's just too easy.</text:p>
      <text:p text:style-name="Code"><text:span text:style-name="T13"><text:s/></text:span>* @param str the string to test</text:p>
      <text:p text:style-name="Code"><text:span text:style-name="T13"><text:s/></text:span>* @return true if @p str is the same forward and backward</text:p>
      <text:p text:style-name="Code"><text:span text:style-name="T13"><text:s/></text:span>*/</text:p>
      <text:p text:style-name="Code">bool is_palindrome(std::string str)<text:span text:style-name="Comment_20_Reference"><text:span text:style-name="T10"><office:annotation><dc:creator>Stefan Turalski</dc:creator><dc:date>2013-09-13T22:17:00</dc:date><text:p text:style-name="P13"><text:span text:style-name="T22">I guess, I'd go for something like</text:span></text:p><text:p text:style-name="P14"><text:span text:style-name="T23">bool</text:span></text:p><text:p text:style-name="P12"><text:span text:style-name="T24">is_palindrome(std::</text:span><text:span text:style-name="T25">string</text:span><text:span text:style-name="T24">&amp; </text:span><text:span text:style-name="T26">str</text:span><text:span text:style-name="T24">){</text:span></text:p><text:p text:style-name="P12"><text:span text:style-name="T26">str</text:span><text:span text:style-name="T24">.erase(std::remove_if(</text:span><text:span text:style-name="T26">str</text:span><text:span text:style-name="T24">.begin(), </text:span><text:span text:style-name="T26">str</text:span><text:span text:style-name="T24">.end(), non_letter), </text:span><text:span text:style-name="T26">str</text:span><text:span text:style-name="T24">.end());</text:span></text:p><text:p text:style-name="P12"><text:span text:style-name="T24">std::</text:span><text:span text:style-name="T25">string</text:span><text:span text:style-name="T24"> rev{ </text:span><text:span text:style-name="T26">str</text:span><text:span text:style-name="T24">.begin(), </text:span><text:span text:style-name="T26">str</text:span><text:span text:style-name="T24">.end() };</text:span></text:p><text:p text:style-name="P12"><text:span text:style-name="T19">to stress the erease / remove idiom and build on the past chapter (passing by reference), thus print out cleaned output.</text:span></text:p></office:annotation></text:span></text:span></text:p>
      <text:p text:style-name="Code">{</text:p>
      <text:p text:style-name="Code"><text:span text:style-name="T13"><text:s text:c="2"/></text:span>std::string::iterator end{std::remove_if(str.begin(), str.end(), non_letter)};</text:p>
      <text:p text:style-name="Code"><text:span text:style-name="T13"><text:s text:c="2"/></text:span>std::string rev{str.begin(), end};</text:p>
      <text:p text:style-name="Code"><text:span text:style-name="T13"><text:s text:c="2"/></text:span>std::reverse(rev.begin(), rev.end());</text:p>
      <text:p text:style-name="Code"><text:span text:style-name="T13"><text:s text:c="2"/></text:span>return not rev.empty() and std::equal(str.begin(), end, rev.begin(), is_same_char);</text:p>
      <text:p text:style-name="Code">}</text:p>
      <text:p text:style-name="Code"/>
      <text:p text:style-name="Code">int main()</text:p>
      <text:p text:style-name="Code">{</text:p>
      <text:p text:style-name="Code"><text:span text:style-name="T13"><text:s text:c="2"/></text:span>std::locale::global(std::locale{""});</text:p>
      <text:p text:style-name="Code"><text:span text:style-name="T13"><text:s text:c="2"/></text:span>std::cin.imbue(std::locale{});</text:p>
      <text:p text:style-name="Code"><text:span text:style-name="T13"><text:s text:c="2"/></text:span>std::cout.imbue(std::locale{});</text:p>
      <text:p text:style-name="Code"/>
      <text:p text:style-name="Code"><text:span text:style-name="T13"><text:s text:c="2"/></text:span>std::string line{};</text:p>
      <text:p text:style-name="Code"><text:span text:style-name="T13"><text:s text:c="2"/></text:span>while (std::getline(std::cin, line))</text:p>
      <text:p text:style-name="Code"><text:span text:style-name="T13"><text:s text:c="4"/></text:span>if (is_palindrome(line))</text:p>
      <text:p text:style-name="Code"><text:span text:style-name="T13"><text:s text:c="6"/></text:span>std::cout &lt;&lt; line &lt;&lt; '\n';</text:p>
      <text:p text:style-name="Code">}</text:p>
      <text:p text:style-name="Text_20_body">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1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2"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Normal_20__28_Web_29_" style:display-name="Normal (Web)" style:family="paragraph" style:parent-style-name="Standard">
      <style:paragraph-properties fo:margin-top="0.1945in" fo:margin-bottom="0.1945in" style:contextual-spacing="false"/>
      <style:text-properties style:font-name="Times" fo:font-size="10pt" fo:language="en" fo:country="GB" style:font-size-asian="10pt" style:font-name-complex="Times"/>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2 </text:span>
<text:span text:style-name="MT2"></text:span>
<text:span text:style-name="MT3"> Using Algorithms</text:span>
</text:p>
      </style:header>
      <style:header-left style:display="false">
        <text:p text:style-name="Header">
<text:span text:style-name="MT3">CHAPTER 22 </text:span>
<text:span text:style-name="MT2"></text:span>
<text:span text:style-name="MT3"> Using Algorithm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3:00</meta:creation-date>
    <dc:creator>Ray Lischner</dc:creator>
    <dc:date>2013-09-29T21:13:00</dc:date>
    <meta:print-date>2009-03-19T10:05:00</meta:print-date>
    <meta:editing-cycles>7</meta:editing-cycles>
    <meta:editing-duration>PT5M</meta:editing-duration>
    <meta:generator>LibreOffice/4.0-5$Linux_X86_64 LibreOffice_project/400m0$Build-305</meta:generator>
    <meta:document-statistic meta:table-count="0" meta:image-count="1" meta:object-count="0" meta:page-count="10" meta:paragraph-count="283" meta:word-count="2837" meta:character-count="18197" meta:non-whitespace-character-count="15338"/>
    <meta:user-defined meta:name="Chapter Number">2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